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3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cc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ccc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0c0c0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00"/>
    </style:style>
    <style:style style:name="ce9" style:family="table-cell" style:parent-style-name="Default">
      <style:table-cell-properties fo:background-color="#cccc00"/>
      <style:text-properties style:font-name="Arial" style:font-name-asian="Arial1" style:font-name-complex="Tahoma"/>
    </style:style>
    <style:style style:name="ce10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Enter outer dimensions:</text:p>
          </table:table-cell>
          <table:table-cell table:style-name="ce7"/>
          <table:table-cell table:style-name="ce2"/>
          <table:table-cell table:number-columns-repeated="7"/>
        </table:table-row>
        <table:table-row table:style-name="ro1">
          <table:table-cell table:style-name="ce2" office:value-type="string">
            <text:p>Thickness of aluminum sheet:</text:p>
          </table:table-cell>
          <table:table-cell table:style-name="ce7" office:value-type="float" office:value="2">
            <text:p>2</text:p>
          </table:table-cell>
          <table:table-cell table:style-name="ce2" office:value-type="string">
            <text:p>mm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ox width, outer</text:p>
          </table:table-cell>
          <table:table-cell table:style-name="ce7" office:value-type="float" office:value="42">
            <text:p>42</text:p>
          </table:table-cell>
          <table:table-cell table:style-name="ce2" office:value-type="string">
            <text:p>mm</text:p>
          </table:table-cell>
          <table:table-cell office:value-type="string">
            <text:p>(depth, if top/bottom)</text:p>
          </table:table-cell>
          <table:table-cell table:number-columns-repeated="6"/>
        </table:table-row>
        <table:table-row table:style-name="ro1">
          <table:table-cell table:style-name="ce2" office:value-type="string">
            <text:p>Box heigth, outer</text:p>
          </table:table-cell>
          <table:table-cell table:style-name="ce7" office:value-type="float" office:value="30">
            <text:p>30</text:p>
          </table:table-cell>
          <table:table-cell table:style-name="ce2" office:value-type="string">
            <text:p>mm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ox depth, outer</text:p>
          </table:table-cell>
          <table:table-cell table:style-name="ce7" office:value-type="float" office:value="54">
            <text:p>54</text:p>
          </table:table-cell>
          <table:table-cell table:style-name="ce2" office:value-type="string">
            <text:p>mm</text:p>
          </table:table-cell>
          <table:table-cell office:value-type="string">
            <text:p>(width, if top/bottom)</text:p>
          </table:table-cell>
          <table:table-cell table:number-columns-repeated="6"/>
        </table:table-row>
        <table:table-row table:style-name="ro1">
          <table:table-cell table:style-name="ce1" table:number-columns-repeated="3"/>
          <table:table-cell table:number-columns-repeated="7"/>
        </table:table-row>
        <table:table-row table:style-name="ro1">
          <table:table-cell table:style-name="ce1" office:value-type="string">
            <text:p>Inner width: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string">
            <text:p>Inner width:</text:p>
          </table:table-cell>
          <table:table-cell table:style-name="ce2" table:formula="of:=[.B3]-2*[.B2]" office:value-type="float" office:value="38">
            <text:p>38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2" office:value-type="string">
            <text:p>Inner height (with bottom mounted)</text:p>
          </table:table-cell>
          <table:table-cell table:style-name="ce2" table:formula="of:=[.B4]-[.B2]*2" office:value-type="float" office:value="26">
            <text:p>26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2" office:value-type="string">
            <text:p>Inner depth:</text:p>
          </table:table-cell>
          <table:table-cell table:style-name="ce2" table:formula="of:=[.B5]-2*[.B2]" office:value-type="float" office:value="50">
            <text:p>50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Origo lower left, cavities on reverse sid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Foldering cavities:</text:p>
          </table:table-cell>
          <table:table-cell table:number-columns-repeated="9"/>
        </table:table-row>
        <table:table-row table:style-name="ro1">
          <table:table-cell office:value-type="string">
            <text:p>Width of folding cavities:</text:p>
          </table:table-cell>
          <table:table-cell table:style-name="ce8" table:formula="of:=[.B2]+0.5" office:value-type="float" office:value="2.5">
            <text:p>2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Depth of folding cavities:</text:p>
          </table:table-cell>
          <table:table-cell table:style-name="ce8" table:formula="of:=[.B2]-0.5" office:value-type="float" office:value="1.5">
            <text:p>1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Dimensions:</text:p>
          </table:table-cell>
          <table:table-cell table:number-columns-repeated="9"/>
        </table:table-row>
        <table:table-row table:style-name="ro1">
          <table:table-cell office:value-type="string">
            <text:p>A:</text:p>
          </table:table-cell>
          <table:table-cell table:formula="of:=[.B3]-2" office:value-type="float" office:value="40">
            <text:p>40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B:</text:p>
          </table:table-cell>
          <table:table-cell table:formula="of:=[.B5]-2" office:value-type="float" office:value="52">
            <text:p>52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C:</text:p>
          </table:table-cell>
          <table:table-cell table:formula="of:=[.B4]-[.B2]-0.5" office:value-type="float" office:value="27.5">
            <text:p>27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G:</text:p>
          </table:table-cell>
          <table:table-cell table:formula="of:=[.B3]-2*[.B2]" office:value-type="float" office:value="38">
            <text:p>38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H:</text:p>
          </table:table-cell>
          <table:table-cell table:formula="of:=[.B20]+2" office:value-type="float" office:value="54">
            <text:p>54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5" office:value-type="string">
            <text:p>If overlapping sides are...:</text:p>
          </table:table-cell>
          <table:table-cell office:value-type="string">
            <text:p>Left &amp; Right:</text:p>
          </table:table-cell>
          <table:table-cell/>
          <table:table-cell table:style-name="ce2" office:value-type="string">
            <text:p>Top &amp; Bottom:</text:p>
          </table:table-cell>
          <table:table-cell table:number-columns-repeated="6"/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4" office:value-type="string">
            <text:p>Front Panel dimensions</text:p>
          </table:table-cell>
          <table:table-cell table:number-columns-repeated="9"/>
        </table:table-row>
        <table:table-row table:style-name="ro1">
          <table:table-cell office:value-type="string">
            <text:p>Sheet height:</text:p>
          </table:table-cell>
          <table:table-cell table:style-name="ce8" table:formula="of:=[.B20]+[.B21]*2+2*[.B15]" office:value-type="float" office:value="112">
            <text:p>112</text:p>
          </table:table-cell>
          <table:table-cell/>
          <table:table-cell table:style-name="ce8" table:formula="of:=[.B30]"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Sheet width:</text:p>
          </table:table-cell>
          <table:table-cell table:style-name="ce8" table:formula="of:=[.B21]*2+[.B19]+2*[.B15]" office:value-type="float" office:value="100">
            <text:p>100</text:p>
          </table:table-cell>
          <table:table-cell/>
          <table:table-cell table:style-name="ce8" table:formula="of:=[.B29]" office:value-type="float" office:value="112">
            <text:p>11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Cavity locations:</text:p>
          </table:table-cell>
          <table:table-cell table:number-columns-repeated="9"/>
        </table:table-row>
        <table:table-row table:style-name="ro1">
          <table:table-cell office:value-type="string">
            <text:p>Vertical cavity 1, x:</text:p>
          </table:table-cell>
          <table:table-cell table:style-name="ce8" table:formula="of:=[.B21]+[.B15]/2" office:value-type="float" office:value="28.75">
            <text:p>28,75</text:p>
          </table:table-cell>
          <table:table-cell/>
          <table:table-cell table:style-name="ce8" table:formula="of:=[.B35]" office:value-type="float" office:value="28.75">
            <text:p>28,75</text:p>
          </table:table-cell>
          <table:table-cell table:number-columns-repeated="6"/>
        </table:table-row>
        <table:table-row table:style-name="ro1">
          <table:table-cell office:value-type="string">
            <text:p>Vertical cavity 2, x:</text:p>
          </table:table-cell>
          <table:table-cell table:style-name="ce8" table:formula="of:=[.B21]+[.B15]+[.B19]+[.B15]/2" office:value-type="float" office:value="71.25">
            <text:p>71,25</text:p>
          </table:table-cell>
          <table:table-cell/>
          <table:table-cell table:style-name="ce8" table:formula="of:=[.B36]" office:value-type="float" office:value="83.25">
            <text:p>83,25</text:p>
          </table:table-cell>
          <table:table-cell table:number-columns-repeated="6"/>
        </table:table-row>
        <table:table-row table:style-name="ro1">
          <table:table-cell office:value-type="string">
            <text:p>Horizontal cavity 1, y:</text:p>
          </table:table-cell>
          <table:table-cell table:style-name="ce8" table:formula="of:=[.B21]+[.B15]/2" office:value-type="float" office:value="28.75">
            <text:p>28,75</text:p>
          </table:table-cell>
          <table:table-cell/>
          <table:table-cell table:style-name="ce8" table:formula="of:=[.B33]" office:value-type="float" office:value="28.75">
            <text:p>28,75</text:p>
          </table:table-cell>
          <table:table-cell table:number-columns-repeated="6"/>
        </table:table-row>
        <table:table-row table:style-name="ro1">
          <table:table-cell office:value-type="string">
            <text:p>Horizontal cavity 2, y:</text:p>
          </table:table-cell>
          <table:table-cell table:style-name="ce8" table:formula="of:=[.B35]+[.B20]+[.B15]" office:value-type="float" office:value="83.25">
            <text:p>83,25</text:p>
          </table:table-cell>
          <table:table-cell/>
          <table:table-cell table:style-name="ce8" table:formula="of:=[.B34]" office:value-type="float" office:value="71.25">
            <text:p>71,25</text:p>
          </table:table-cell>
          <table:table-cell table:number-columns-repeated="6"/>
        </table:table-row>
        <table:table-row table:style-name="ro1">
          <table:table-cell table:style-name="ce6" office:value-type="string">
            <text:p>(The cavity lengths adjusted manually to make a square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Cutout dimension and location:</text:p>
          </table:table-cell>
          <table:table-cell table:number-columns-repeated="9"/>
        </table:table-row>
        <table:table-row table:style-name="ro1">
          <table:table-cell office:value-type="string">
            <text:p>CutOut, X</text:p>
          </table:table-cell>
          <table:table-cell table:style-name="ce8" table:formula="of:=([.B43]-1.5)/2-0.75" office:value-type="float" office:value="14.75">
            <text:p>14,75</text:p>
          </table:table-cell>
          <table:table-cell/>
          <table:table-cell table:style-name="ce8" table:formula="of:=[.B41]" office:value-type="float" office:value="13.75">
            <text:p>13,75</text:p>
          </table:table-cell>
          <table:table-cell table:number-columns-repeated="6"/>
        </table:table-row>
        <table:table-row table:style-name="ro1">
          <table:table-cell office:value-type="string">
            <text:p>CutOut, Y</text:p>
          </table:table-cell>
          <table:table-cell table:style-name="ce9" table:formula="of:=([.B42]-1.5)/2-0.75" office:value-type="float" office:value="13.75">
            <text:p>13,75</text:p>
          </table:table-cell>
          <table:table-cell/>
          <table:table-cell table:style-name="ce8" table:formula="of:=[.B40]" office:value-type="float" office:value="14.75">
            <text:p>14,75</text:p>
          </table:table-cell>
          <table:table-cell table:number-columns-repeated="6"/>
        </table:table-row>
        <table:table-row table:style-name="ro1">
          <table:table-cell office:value-type="string">
            <text:p>CutOut, Height</text:p>
          </table:table-cell>
          <table:table-cell table:style-name="ce8" table:formula="of:=([.B29]-[.B23])/2+1.5" office:value-type="float" office:value="30.5">
            <text:p>30,5</text:p>
          </table:table-cell>
          <table:table-cell/>
          <table:table-cell table:style-name="ce8" table:formula="of:=[.B43]" office:value-type="float" office:value="32.5">
            <text:p>32,5</text:p>
          </table:table-cell>
          <table:table-cell table:number-columns-repeated="6"/>
        </table:table-row>
        <table:table-row table:style-name="ro1">
          <table:table-cell office:value-type="string">
            <text:p>CutOut, Width</text:p>
          </table:table-cell>
          <table:table-cell table:style-name="ce8" table:formula="of:=([.B30]-[.B22])/2+1.5" office:value-type="float" office:value="32.5">
            <text:p>32,5</text:p>
          </table:table-cell>
          <table:table-cell/>
          <table:table-cell table:style-name="ce8" table:formula="of:=[.B42]" office:value-type="float" office:value="30.5">
            <text:p>30,5</text:p>
          </table:table-cell>
          <table:table-cell table:number-columns-repeated="6"/>
        </table:table-row>
        <table:table-row table:style-name="ro1">
          <table:table-cell table:style-name="ce6" office:value-type="string">
            <text:p>Left/Down side cutout. Mirror 3 times to right/top sides afterwards!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>
            <text:p>Housing bracket for holding sides together:</text:p>
          </table:table-cell>
          <table:table-cell table:number-columns-repeated="4"/>
          <table:table-cell table:style-name="ce4" office:value-type="string">
            <text:p>Screw flanges</text:p>
          </table:table-cell>
          <table:table-cell office:value-type="string">
            <text:p>Left &amp; Right:</text:p>
          </table:table-cell>
          <table:table-cell/>
          <table:table-cell table:style-name="ce2" office:value-type="string">
            <text:p>Top &amp; Bottom:</text:p>
          </table:table-cell>
          <table:table-cell/>
        </table:table-row>
        <table:table-row table:style-name="ro1">
          <table:table-cell office:value-type="string">
            <text:p>X1:</text:p>
          </table:table-cell>
          <table:table-cell table:style-name="ce8" table:formula="of:=([.B30]-[.B22])/2+6.5" office:value-type="float" office:value="37.5">
            <text:p>37,5</text:p>
          </table:table-cell>
          <table:table-cell/>
          <table:table-cell table:style-name="ce8" table:formula="of:=[.B49]" office:value-type="float" office:value="7">
            <text:p>7</text:p>
          </table:table-cell>
          <table:table-cell/>
          <table:table-cell office:value-type="string">
            <text:p>Flange width</text:p>
          </table:table-cell>
          <table:table-cell table:style-name="ce1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Y1:</text:p>
          </table:table-cell>
          <table:table-cell table:style-name="ce8" table:formula="of:=[.B2]+5" office:value-type="float" office:value="7">
            <text:p>7</text:p>
          </table:table-cell>
          <table:table-cell/>
          <table:table-cell table:style-name="ce8" table:formula="of:=[.B48]" office:value-type="float" office:value="37.5">
            <text:p>37,5</text:p>
          </table:table-cell>
          <table:table-cell/>
          <table:table-cell office:value-type="string">
            <text:p>Screw Height</text:p>
          </table:table-cell>
          <table:table-cell table:style-name="ce1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X2 (Could be short bolt)</text:p>
          </table:table-cell>
          <table:table-cell table:style-name="ce8" table:formula="of:=[.B2]+5" office:value-type="float" office:value="7">
            <text:p>7</text:p>
          </table:table-cell>
          <table:table-cell/>
          <table:table-cell table:style-name="ce8" table:formula="of:=[.B51]" office:value-type="float" office:value="37.5">
            <text:p>37,5</text:p>
          </table:table-cell>
          <table:table-cell table:number-columns-repeated="6"/>
        </table:table-row>
        <table:table-row table:style-name="ro1">
          <table:table-cell office:value-type="string">
            <text:p>Y2 (Could be short bolt)</text:p>
          </table:table-cell>
          <table:table-cell table:style-name="ce8" table:formula="of:=([.B29]-[.B23])/2+[.B2]+6.5" office:value-type="float" office:value="37.5">
            <text:p>37,5</text:p>
          </table:table-cell>
          <table:table-cell/>
          <table:table-cell table:style-name="ce8" table:formula="of:=[.B50]" office:value-type="float" office:value="7">
            <text:p>7</text:p>
          </table:table-cell>
          <table:table-cell/>
          <table:table-cell office:value-type="string">
            <text:p>CutOut, Y (Change)</text:p>
          </table:table-cell>
          <table:table-cell table:style-name="ce8" table:formula="of:=[.B41]+([.B42]-3)/2" office:value-type="float" office:value="27.5">
            <text:p>27,5</text:p>
          </table:table-cell>
          <table:table-cell/>
          <table:table-cell table:style-name="ce8" table:formula="of:=[.G51]" office:value-type="float" office:value="27.5">
            <text:p>27,5</text:p>
          </table:table-cell>
          <table:table-cell office:value-type="string">
            <text:p>(CutOut, X)</text:p>
          </table:table-cell>
        </table:table-row>
        <table:table-row table:style-name="ro1">
          <table:table-cell table:number-columns-repeated="5"/>
          <table:table-cell office:value-type="string">
            <text:p>CutOut, Height (Change)</text:p>
          </table:table-cell>
          <table:table-cell table:style-name="ce8" office:value-type="float" office:value="3">
            <text:p>3</text:p>
          </table:table-cell>
          <table:table-cell/>
          <table:table-cell table:style-name="ce8" table:formula="of:=[.G53]" office:value-type="float" office:value="32.5">
            <text:p>32,5</text:p>
          </table:table-cell>
          <table:table-cell/>
        </table:table-row>
        <table:table-row table:style-name="ro1">
          <table:table-cell table:style-name="ce1" office:value-type="string">
            <text:p>Housing bracket for holding bottom:</text:p>
          </table:table-cell>
          <table:table-cell table:number-columns-repeated="4"/>
          <table:table-cell office:value-type="string">
            <text:p>CutOut, Width (Change)</text:p>
          </table:table-cell>
          <table:table-cell table:style-name="ce8" table:formula="of:=[.B43]" office:value-type="float" office:value="32.5">
            <text:p>32,5</text:p>
          </table:table-cell>
          <table:table-cell/>
          <table:table-cell table:style-name="ce8" table:formula="of:=[.G52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X3</text:p>
          </table:table-cell>
          <table:table-cell table:style-name="ce8" table:formula="of:=[.B48]+3.5+5+0.5" office:value-type="float" office:value="46.5">
            <text:p>46,5</text:p>
          </table:table-cell>
          <table:table-cell/>
          <table:table-cell table:style-name="ce8" table:formula="of:=[.B55]" office:value-type="float" office:value="8.5">
            <text:p>8,5</text:p>
          </table:table-cell>
          <table:table-cell table:number-columns-repeated="6"/>
        </table:table-row>
        <table:table-row table:style-name="ro1">
          <table:table-cell office:value-type="string">
            <text:p>Y3</text:p>
          </table:table-cell>
          <table:table-cell table:style-name="ce8" table:formula="of:=[.B2]+6.5" office:value-type="float" office:value="8.5">
            <text:p>8,5</text:p>
          </table:table-cell>
          <table:table-cell/>
          <table:table-cell table:style-name="ce8" table:formula="of:=[.B54]" office:value-type="float" office:value="46.5">
            <text:p>46,5</text:p>
          </table:table-cell>
          <table:table-cell/>
          <table:table-cell office:value-type="string">
            <text:p>Vertical ving cavity, x</text:p>
          </table:table-cell>
          <table:table-cell table:style-name="ce8" table:formula="of:=[.B33]+[.B2]" office:value-type="float" office:value="30.75">
            <text:p>30,75</text:p>
          </table:table-cell>
          <table:table-cell/>
          <table:table-cell table:style-name="ce8" table:formula="of:=[.G55]" office:value-type="float" office:value="30.75">
            <text:p>30,75</text:p>
          </table:table-cell>
          <table:table-cell office:value-type="string">
            <text:p>(Horizontal ving cavity, y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CutOut 2 (vertical), x:</text:p>
          </table:table-cell>
          <table:table-cell table:style-name="ce8" table:formula="of:=[.G55]-([.B15]/2)-[.G48]-[.G60]/2" office:value-type="float" office:value="22">
            <text:p>22</text:p>
          </table:table-cell>
          <table:table-cell/>
          <table:table-cell table:style-name="ce8" table:formula="of:=[.G58]" office:value-type="float" office:value="12.75">
            <text:p>12,75</text:p>
          </table:table-cell>
          <table:table-cell/>
        </table:table-row>
        <table:table-row table:style-name="ro1">
          <table:table-cell office:value-type="string">
            <text:p>Coordinates:</text:p>
          </table:table-cell>
          <table:table-cell table:number-columns-repeated="4"/>
          <table:table-cell office:value-type="string">
            <text:p>CutOut 2 (vertical), y:</text:p>
          </table:table-cell>
          <table:table-cell table:style-name="ce8" table:formula="of:=[.B41]-1" office:value-type="float" office:value="12.75">
            <text:p>12,75</text:p>
          </table:table-cell>
          <table:table-cell/>
          <table:table-cell table:style-name="ce8" table:formula="of:=[.G57]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A/B area, center X:</text:p>
          </table:table-cell>
          <table:table-cell table:formula="of:=[.B30]/2" office:value-type="float" office:value="50">
            <text:p>50</text:p>
          </table:table-cell>
          <table:table-cell table:number-columns-repeated="3"/>
          <table:table-cell office:value-type="string">
            <text:p>CutOut 2 (vertical), height:</text:p>
          </table:table-cell>
          <table:table-cell table:style-name="ce8" table:formula="of:=[.B42]" office:value-type="float" office:value="30.5">
            <text:p>30,5</text:p>
          </table:table-cell>
          <table:table-cell/>
          <table:table-cell table:style-name="ce8" table:formula="of:=[.G6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/B area, center Y:</text:p>
          </table:table-cell>
          <table:table-cell table:formula="of:=[.B29]/2" office:value-type="float" office:value="56">
            <text:p>56</text:p>
          </table:table-cell>
          <table:table-cell table:number-columns-repeated="3"/>
          <table:table-cell office:value-type="string">
            <text:p>CutOut 2 (vertical), width: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[.G59]" office:value-type="float" office:value="30.5">
            <text:p>30,5</text:p>
          </table:table-cell>
          <table:table-cell/>
        </table:table-row>
        <table:table-row table:style-name="ro1">
          <table:table-cell office:value-type="string">
            <text:p>A/B area, lower left X:</text:p>
          </table:table-cell>
          <table:table-cell table:formula="of:=[.B59]-[.B8]/2" office:value-type="float" office:value="31">
            <text:p>31</text:p>
          </table:table-cell>
          <table:table-cell/>
          <table:table-cell table:style-name="ce5" office:value-type="string">
            <text:p>Lower Left corner of inner area</text:p>
          </table:table-cell>
          <table:table-cell table:number-columns-repeated="6"/>
        </table:table-row>
        <table:table-row table:style-name="ro1">
          <table:table-cell office:value-type="string">
            <text:p>A/B area, lower left Y:</text:p>
          </table:table-cell>
          <table:table-cell table:formula="of:=[.B60]-[.B10]/2" office:value-type="float" office:value="31">
            <text:p>31</text:p>
          </table:table-cell>
          <table:table-cell/>
          <table:table-cell table:style-name="ce5" office:value-type="string">
            <text:p>Lower Left corner of inner area</text:p>
          </table:table-cell>
          <table:table-cell/>
          <table:table-cell office:value-type="string">
            <text:p>CutOut 3 (horizontal), x:</text:p>
          </table:table-cell>
          <table:table-cell table:style-name="ce8" table:formula="of:=[.G57]-[.G60]/2+[.G65]/2" office:value-type="float" office:value="25.75">
            <text:p>25,75</text:p>
          </table:table-cell>
          <table:table-cell/>
          <table:table-cell table:style-name="ce8" table:formula="of:=[.G63]" office:value-type="float" office:value="0.5">
            <text:p>0,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3 (horizontal), y:</text:p>
          </table:table-cell>
          <table:table-cell table:style-name="ce8" table:formula="of:=[.B2]/2-1/2" office:value-type="float" office:value="0.5">
            <text:p>0,5</text:p>
          </table:table-cell>
          <table:table-cell/>
          <table:table-cell table:style-name="ce8" table:formula="of:=[.G62]" office:value-type="float" office:value="25.75">
            <text:p>25,75</text:p>
          </table:table-cell>
          <table:table-cell/>
        </table:table-row>
        <table:table-row table:style-name="ro1">
          <table:table-cell office:value-type="string">
            <text:p>C/H Area,inner flush with A/B, X1</text:p>
          </table:table-cell>
          <table:table-cell table:formula="of:=[.B9]+[.B2]" office:value-type="float" office:value="28">
            <text:p>28</text:p>
          </table:table-cell>
          <table:table-cell table:number-columns-repeated="3"/>
          <table:table-cell office:value-type="string">
            <text:p>CutOut 3 (horizontal), height:</text:p>
          </table:table-cell>
          <table:table-cell table:style-name="ce8" table:formula="of:=[.B2]+1" office:value-type="float" office:value="3">
            <text:p>3</text:p>
          </table:table-cell>
          <table:table-cell/>
          <table:table-cell table:style-name="ce8" table:formula="of:=[.G65]" office:value-type="float" office:value="8.5">
            <text:p>8,5</text:p>
          </table:table-cell>
          <table:table-cell/>
        </table:table-row>
        <table:table-row table:style-name="ro1">
          <table:table-cell office:value-type="string">
            <text:p>C/H Area,inner flush with A/B, X2</text:p>
          </table:table-cell>
          <table:table-cell table:formula="of:=[.B30]-[.B64]" office:value-type="float" office:value="72">
            <text:p>72</text:p>
          </table:table-cell>
          <table:table-cell table:number-columns-repeated="3"/>
          <table:table-cell office:value-type="string">
            <text:p>CutOut 3 (horizontal), width:</text:p>
          </table:table-cell>
          <table:table-cell table:style-name="ce8" table:formula="of:=[.G55]-[.G57]+[.B15]/2+1/2-[.B15]+0.5" office:value-type="float" office:value="8.5">
            <text:p>8,5</text:p>
          </table:table-cell>
          <table:table-cell/>
          <table:table-cell table:style-name="ce8" table:formula="of:=[.G64]" office:value-type="float" office:value="3">
            <text:p>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CutOut 4 (horizontal), x:</text:p>
          </table:table-cell>
          <table:table-cell table:style-name="ce9" table:formula="of:=[.G57]-[.G60]/2+[.G70]/2" office:value-type="float" office:value="26.75">
            <text:p>26,75</text:p>
          </table:table-cell>
          <table:table-cell/>
          <table:table-cell table:style-name="ce8" table:formula="of:=[.G68]" office:value-type="float" office:value="26">
            <text:p>26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4 (horizontal), y:</text:p>
          </table:table-cell>
          <table:table-cell table:style-name="ce8" table:formula="of:=[.G51]-[.G52]/2" office:value-type="float" office:value="26">
            <text:p>26</text:p>
          </table:table-cell>
          <table:table-cell/>
          <table:table-cell table:style-name="ce8" table:formula="of:=[.G67]" office:value-type="float" office:value="26.75">
            <text:p>26,7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4 (horizontal), height: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[.G70]" office:value-type="float" office:value="10.5">
            <text:p>10,5</text:p>
          </table:table-cell>
          <table:table-cell/>
        </table:table-row>
        <table:table-row table:style-name="ro1">
          <table:table-cell table:style-name="ce4" office:value-type="string">
            <text:p>Bottom plate</text:p>
          </table:table-cell>
          <table:table-cell table:number-columns-repeated="4"/>
          <table:table-cell office:value-type="string">
            <text:p>CutOut 4 (horizontal), width:</text:p>
          </table:table-cell>
          <table:table-cell table:style-name="ce8" table:formula="of:=[.G55]-[.G57]+[.B15]/2+1/2" office:value-type="float" office:value="10.5">
            <text:p>10,5</text:p>
          </table:table-cell>
          <table:table-cell/>
          <table:table-cell table:style-name="ce8" table:formula="of:=[.G6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eet height:</text:p>
          </table:table-cell>
          <table:table-cell table:style-name="ce8" table:formula="of:=[.B8]" office:value-type="float" office:value="38">
            <text:p>38</text:p>
          </table:table-cell>
          <table:table-cell/>
          <table:table-cell table:style-name="ce8" table:formula="of:=[.B72]"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string">
            <text:p>Sheet width:</text:p>
          </table:table-cell>
          <table:table-cell table:style-name="ce8" table:formula="of:=[.B10]" office:value-type="float" office:value="50">
            <text:p>50</text:p>
          </table:table-cell>
          <table:table-cell/>
          <table:table-cell table:style-name="ce8" table:formula="of:=[.B71]"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>
            <text:p>Holes for screw:</text:p>
          </table:table-cell>
          <table:table-cell table:number-columns-repeated="4"/>
        </table:table-row>
        <table:table-row table:style-name="ro1">
          <table:table-cell table:style-name="ce5" office:value-type="string">
            <text:p>Left/Down side hole. Mirror 3 times to right/top sides afterwards!</text:p>
          </table:table-cell>
          <table:table-cell table:number-columns-repeated="4"/>
          <table:table-cell office:value-type="string">
            <text:p>X1 (Hole with countersink)</text:p>
          </table:table-cell>
          <table:table-cell table:style-name="ce8" table:formula="of:=[.G49]" office:value-type="float" office:value="7">
            <text:p>7</text:p>
          </table:table-cell>
          <table:table-cell/>
          <table:table-cell table:style-name="ce8" table:formula="of:=[.G75]" office:value-type="float" office:value="34.5">
            <text:p>34,5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8" table:formula="of:=[.B54]-([.B59]-[.B71]/2)" office:value-type="float" office:value="15.5">
            <text:p>15,5</text:p>
          </table:table-cell>
          <table:table-cell/>
          <table:table-cell table:style-name="ce8" table:formula="of:=[.B76]" office:value-type="float" office:value="6.5">
            <text:p>6,5</text:p>
          </table:table-cell>
          <table:table-cell/>
          <table:table-cell office:value-type="string">
            <text:p>Y1 (Hole with countersink)</text:p>
          </table:table-cell>
          <table:table-cell table:style-name="ce9" table:formula="of:=([.B30]-[.B22])/2+[.G48]/2" office:value-type="float" office:value="34.5">
            <text:p>34,5</text:p>
          </table:table-cell>
          <table:table-cell/>
          <table:table-cell table:style-name="ce8" table:formula="of:=[.G74]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8" office:value-type="float" office:value="6.5">
            <text:p>6,5</text:p>
          </table:table-cell>
          <table:table-cell/>
          <table:table-cell table:style-name="ce8" table:formula="of:=[.B75]" office:value-type="float" office:value="15.5">
            <text:p>15,5</text:p>
          </table:table-cell>
          <table:table-cell/>
          <table:table-cell office:value-type="string">
            <text:p>X2 (M3 thread)</text:p>
          </table:table-cell>
          <table:table-cell table:style-name="ce8" table:formula="of:=[.G57]+[.G60]/2+[.G48]/2" office:value-type="float" office:value="26">
            <text:p>26</text:p>
          </table:table-cell>
          <table:table-cell/>
          <table:table-cell table:style-name="ce8" table:formula="of:=[.G77]" office:value-type="float" office:value="7">
            <text:p>7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Y2 <text:s/>(M3 thread)</text:p>
          </table:table-cell>
          <table:table-cell table:style-name="ce8" table:formula="of:=[.G74]" office:value-type="float" office:value="7">
            <text:p>7</text:p>
          </table:table-cell>
          <table:table-cell/>
          <table:table-cell table:style-name="ce8" table:formula="of:=[.G76]" office:value-type="float" office:value="26">
            <text:p>26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27-01-2013</text:date>, <text:time>01:4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27T01:04:41</meta:creation-date>
    <dc:date>2013-01-27T01:40:19</dc:date>
    <meta:editing-duration>PT08H26M00S</meta:editing-duration>
    <meta:editing-cycles>12</meta:editing-cycles>
    <meta:generator>NeoOffice/3.3$Unix OpenOffice.org_project/Patch 0</meta:generator>
    <meta:document-statistic meta:table-count="3" meta:cell-count="203" meta:object-count="0"/>
  </office:meta>
</office:document-meta>
</file>